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59e83" officeooo:paragraph-rsid="00059e83"/>
    </style:style>
    <style:style style:name="P2" style:family="paragraph" style:parent-style-name="Preformatted_20_Text">
      <style:text-properties officeooo:rsid="0007b00d" officeooo:paragraph-rsid="0007b00d"/>
    </style:style>
    <style:style style:name="P3" style:family="paragraph" style:parent-style-name="Preformatted_20_Text">
      <style:text-properties officeooo:rsid="00092411" officeooo:paragraph-rsid="00092411"/>
    </style:style>
    <style:style style:name="P4" style:family="paragraph" style:parent-style-name="Preformatted_20_Text">
      <style:text-properties officeooo:rsid="000aa678" officeooo:paragraph-rsid="000aa678"/>
    </style:style>
    <style:style style:name="P5" style:family="paragraph" style:parent-style-name="Preformatted_20_Text">
      <style:text-properties officeooo:rsid="000be2ab" officeooo:paragraph-rsid="000be2ab"/>
    </style:style>
    <style:style style:name="P6" style:family="paragraph" style:parent-style-name="Preformatted_20_Text">
      <style:text-properties officeooo:rsid="000be2ab" officeooo:paragraph-rsid="000eaf77"/>
    </style:style>
    <style:style style:name="P7" style:family="paragraph" style:parent-style-name="Preformatted_20_Text">
      <style:text-properties officeooo:rsid="000cc643" officeooo:paragraph-rsid="000cc643"/>
    </style:style>
    <style:style style:name="P8" style:family="paragraph" style:parent-style-name="Preformatted_20_Text">
      <style:text-properties officeooo:rsid="000d2eab" officeooo:paragraph-rsid="000d2eab"/>
    </style:style>
    <style:style style:name="P9" style:family="paragraph" style:parent-style-name="Preformatted_20_Text">
      <style:text-properties officeooo:rsid="00105ad7" officeooo:paragraph-rsid="00105ad7"/>
    </style:style>
    <style:style style:name="P10" style:family="paragraph" style:parent-style-name="Preformatted_20_Text">
      <style:text-properties officeooo:rsid="0011ad8a" officeooo:paragraph-rsid="0011ad8a"/>
    </style:style>
    <style:style style:name="P11" style:family="paragraph" style:parent-style-name="Preformatted_20_Text">
      <style:text-properties officeooo:rsid="0013e5a1" officeooo:paragraph-rsid="0013e5a1"/>
    </style:style>
    <style:style style:name="P12" style:family="paragraph" style:parent-style-name="Preformatted_20_Text">
      <style:text-properties officeooo:rsid="0015db9a" officeooo:paragraph-rsid="0015db9a"/>
    </style:style>
    <style:style style:name="P13" style:family="paragraph" style:parent-style-name="Preformatted_20_Text">
      <style:text-properties officeooo:rsid="0015dbf2" officeooo:paragraph-rsid="0015dbf2"/>
    </style:style>
    <style:style style:name="P14" style:family="paragraph" style:parent-style-name="Preformatted_20_Text">
      <style:text-properties officeooo:rsid="0017c68f" officeooo:paragraph-rsid="0017c68f"/>
    </style:style>
    <style:style style:name="P15" style:family="paragraph" style:parent-style-name="Preformatted_20_Text">
      <style:text-properties officeooo:rsid="00187c72" officeooo:paragraph-rsid="00187c72"/>
    </style:style>
    <style:style style:name="P16" style:family="paragraph" style:parent-style-name="Preformatted_20_Text">
      <style:text-properties officeooo:rsid="0019e49a" officeooo:paragraph-rsid="0019e49a"/>
    </style:style>
    <style:style style:name="P17" style:family="paragraph" style:parent-style-name="Preformatted_20_Text">
      <style:text-properties officeooo:rsid="001a382d" officeooo:paragraph-rsid="001a382d"/>
    </style:style>
    <style:style style:name="T1" style:family="text">
      <style:text-properties officeooo:rsid="000eaf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Apollo 轨迹规划的起始条件之一是光滑的指引线，也就是说在获得指引线的情况下才开始做轨迹规划吗？如果是的话，那么该指引线本身是曲率可导，符合运动学规律的，为什么不在世界坐标系下作为无人车的可行轨迹，给到控制中，而要进一步在弗雷纳坐标系下进行一次规划？这样做有什么样的好处？</text:p>
      <text:p text:style-name="P1">是的，必须在有光滑指引线的情况下做规划。在 Frenet 坐标系下做规划，是为了避免直接考虑朝向、曲率等问题，避免在高维度上做规划。</text:p>
      <text:p text:style-name="P1"/>
      <text:p text:style-name="P1"/>
      <text:p text:style-name="P1"/>
      <text:p text:style-name="P1"/>
      <text:p text:style-name="P2">在路径规划中常三阶导数的物理含义以及在算法中的作用是什么？</text:p>
      <text:p text:style-name="P2">三阶导数是加加速度，表示加速度的变化率。在物理上，是舒适性的一个重要指标。在算法中，相邻离散点之间的连接就是通过常三阶导数实现的</text:p>
      <text:p text:style-name="P2"/>
      <text:p text:style-name="P2"/>
      <text:p text:style-name="P2"/>
      <text:p text:style-name="P3">DpPolyPathOptimizer、QpSplinePathOptimizer、QpPiecewiseJerkPathOptimizer 、PiecewiseJerkPathOptimizer 这几个优化器有什么区别，应用的有什么不同？</text:p>
      <text:p text:style-name="P3">前面的 3 个已经被 deprecate 掉了，使用 PiecewiseJerkPathOptimizer 替代。应用商 PiecewiseJerkPathOptimizer 能够覆盖前面的优化器。</text:p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4">文章中主要介绍了 Apollo2.5 里 EM Planner 的设计思路，后续 Apollo 版本中还有 Lattice Planner 以及 Open Space 环境下的 Planner。能对 EM Planner 和 Lattice Planner 在 Public Road 场景下的表现进行比较吗？对于 Open Space中常见的倒车等轨迹规划，EM Planner 和 Lattice Planner能解决吗？</text:p>
      <text:p text:style-name="P4">我们还没有综合性的对 EM 与 Lattice 进行比较。设计上，EM 适合解决复杂的城市道路，Lattice 适合解决相对简单的高速场景。倒车的话，EM 和 Lattice 是不能解决的。</text:p>
      <text:p text:style-name="P4"/>
      <text:p text:style-name="P4"/>
      <text:p text:style-name="P4"/>
      <text:p text:style-name="P4"/>
      <text:p text:style-name="P5">弗雷纳坐标系下，横向距离对于纵向路径的求导，是通过分段拟合后直接求导，还是离散化之后通过差分的形式？</text:p>
      <text:p text:style-name="P6">三阶导数是通过差分的形式直接计算出的,<text:span text:style-name="T1">通过差分二阶导数</text:span></text:p>
      <text:p text:style-name="P5"/>
      <text:p text:style-name="P5"/>
      <text:p text:style-name="P5"/>
      <text:p text:style-name="P5"/>
      <text:p text:style-name="P7">之前的 EM 规划器无论路径、速度规划点与点之间以五次多项式相连，本文中所描述的方法貌似完全是在离散状态下计算与优化（包括目标函数），而不考虑点与点之间连接的函数表达，所以纵向点需要很密（路径规划中纵向点间距大概多远）。这种完全离散的方法与之前 EM 中 QP 规划方法相比好处在哪里？</text:p>
      <text:p text:style-name="P7">路径规划中，离散的 s 在 0.5m 以下，路径有 200m 长。好处在于我们获得了对路径更大的控制权，能够在非常复杂的问题中计算出可行轨迹。</text:p>
      <text:p text:style-name="P7"/>
      <text:p text:style-name="P7"/>
      <text:p text:style-name="P7"/>
      <text:p text:style-name="P7"/>
      <text:p text:style-name="P7"/>
      <text:p text:style-name="P8"><text:soft-page-break/>“每两个离散点之间，有一个常三阶导数项”，是不是可以理解为以函数形式为三次多项式？或者说是上个问题中表述的一样，是在完全离散的状态下计算的？</text:p>
      <text:p text:style-name="P8">可以这么理解，本质上也是一个多项式。</text:p>
      <text:p text:style-name="P8"/>
      <text:p text:style-name="P8"/>
      <text:p text:style-name="P8"/>
      <text:p text:style-name="P8"/>
      <text:p text:style-name="P8"/>
      <text:p text:style-name="P9">针对前方突发的障碍物（比如虚警或横穿马路的动物），按照技术文档的方式可以规划出避让的路径，但会有较大的离心加速度，实际最优选择似乎应该是紧急制动，就是与障碍物相交碰撞的路径，但是横向路径规划似乎一开始就剔除了这些可能碰撞的区间，不知道我的理解是否有问题？</text:p>
      <text:p text:style-name="P9">如果突发障碍物的话，我们会当作动态障碍物处理，在生成路径的时候是不考虑的。所以在这个场景下，我们会在路径上继续直行，在速度上紧急制动。</text:p>
      <text:p text:style-name="P8"/>
      <text:p text:style-name="P8"/>
      <text:p text:style-name="P8"/>
      <text:p text:style-name="P8"/>
      <text:p text:style-name="P8"/>
      <text:p text:style-name="P10">如果目的地是在车后方不远处（eg：10m），规划的话是先掉头，还是直接倒车？这个权重如何取？</text:p>
      <text:p text:style-name="P10">在我们的规划中（onlane planner），我们假设的是一般公路场景，算法中不允许向后移动。Open space planner 可以允许这样的操作</text:p>
      <text:p text:style-name="P8"/>
      <text:p text:style-name="P8"/>
      <text:p text:style-name="P8"/>
      <text:p text:style-name="P8"/>
      <text:p text:style-name="P11">在路径规划中是怎么计算几何上，本车与障碍物是否碰撞，实时性能如何？通过什么方法求解？</text:p>
      <text:p text:style-name="P11">二维 bounding box 碰撞，大概需要十几个向量点乘运算，可以参见 Separate Axis theorem，中文可能叫超平面分割定理</text:p>
      <text:p text:style-name="P11"/>
      <text:p text:style-name="P11"/>
      <text:p text:style-name="P11"/>
      <text:p text:style-name="P11"/>
      <text:p text:style-name="P11"/>
      <text:p text:style-name="P12">车辆沿着光滑的道路指引线运动时，突然出现紧急情况时（比如 cut in 工况），如何处理？决策层会优先执行预设的规避动作然后重新进行规划吗？</text:p>
      <text:p text:style-name="P12">不会，我们以 10HZ 的方式进行规划就是为了能够及时更新轨迹，处理紧急情况。</text:p>
      <text:p text:style-name="P12"/>
      <text:p text:style-name="P12"/>
      <text:p text:style-name="P12"/>
      <text:p text:style-name="P12"/>
      <text:p text:style-name="P13">目前针对前方低速前行（比自车速度低），这时候要不要换道是由上层的决策模块决定的吗？如果是，假如现在决策要换道，左右两边还有其它车辆的情况下，规划层如何根据左右两边的车辆运动情况进行规划？是先定一个沿参考路径方向的换道距离，确定当前决策下换道路径，后续不再改变这条路径，还是实时根据左右两边车辆运动轨迹，每一帧都规划一条与左右两边车辆没有碰撞的路径？</text:p>
      <text:p text:style-name="P13">是后一种情况，实时根据左右两边车辆运动轨迹，每一帧都规划一条与左右两边车辆没有碰撞的路径。</text:p>
      <text:p text:style-name="P13"/>
      <text:p text:style-name="P13"/>
      <text:p text:style-name="P13"/>
      <text:p text:style-name="P13"/>
      <text:p text:style-name="P13"/>
      <text:p text:style-name="P14">路径规划算法怎样在脱离实际车辆进行测试？测试通过需要哪些量化指标之后再上实车验证？</text:p>
      <text:p text:style-name="P14">我们现在会通过仿真平台做初步验证，在 planning 成功率，轨迹质量加以检测之后，再做实车测试。</text:p>
      <text:p text:style-name="P13"/>
      <text:p text:style-name="P13"/>
      <text:p text:style-name="P13"/>
      <text:p text:style-name="P15">路径规划的求解用的什么方法？另外这种求解方式耗费算力吗？</text:p>
      <text:p text:style-name="P15">使用的 OSQP，计算路径的话，0.5m 间隔 200m 总长，少于 10ms</text:p>
      <text:p text:style-name="P15"/>
      <text:p text:style-name="P15"><text:soft-page-break/></text:p>
      <text:p text:style-name="P16">每个实时规划的初始状态量，比如速度、加速度等是以车体底盘实时反馈为主还是从组合导航获得，还是说通过一定方式从上帧规划结果获得参考量？交给控制去执行的连续两帧轨迹如何联系起来，才能保证控制模块在连接处速度、加速度、曲率等不发生突变？</text:p>
      <text:p text:style-name="P16">这个问题非常好，在今天的分享中没有专门的介绍。我这里简要描述一下，车辆的状态是由上游的定位模块获得的，融合了多种传感器的数据，包括当前地图坐标系下的坐标、朝向、转向角度、速度、加速度等等。</text:p>
      <text:p text:style-name="P16"/>
      <text:p text:style-name="P16">轨迹规划模块以固定的频率进行，我们使用了轨迹拼接的算法（trajectory stitching）保证相邻帧的轨迹在控制器看来是平滑的。假设我们的周期时间是 dt 秒，如果我们没有上一周期的轨迹，那我们使用运动学模型， 对当前从定位模块获得的车辆状态进行外推，获得dt时间之后的状态作为规划起始点，我们称之为重新规划（replan）；如果上一周期的轨迹存在，我们会根据当前系统时间 T，在上一周期的轨迹中找到相对应的轨迹点，然后，我们进行一个比较，比较这个轨迹点与定位模块获得的当前车辆状态的差异，如果这个差异在一定范围内，我们找到 T+dt 时间的上一周期轨迹点作为规划起始点；如果这个差异超过设定范围，说明控制器有了较大的误差，我们会做第一种情况的 replan。</text:p>
      <text:p text:style-name="P16"/>
      <text:p text:style-name="P16">这种机制保证了在控制误差允许的情况下，做到相邻帧轨迹的平滑拼接。在控制器看起来，规划模块发出的轨迹是一小段一小段 dt 长度的轨迹光滑拼接起来的。</text:p>
      <text:p text:style-name="P16"/>
      <text:p text:style-name="P16"/>
      <text:p text:style-name="P16"/>
      <text:p text:style-name="P16"/>
      <text:p text:style-name="P16"/>
      <text:p text:style-name="P17">路径规划的分段加加速度优化算法中，假设障碍物在车道中间，可通行区间被分割成了上下两个区间，约束条件不再是简单的一个[lmin，lmax]，而变为或条件，请问这种情况要怎么处理？</text:p>
      <text:p text:style-name="P17">对于同一个离散点，我们会有不同的区间。我们设计了一个类，称为 PathBoundsDecider，会处理不连续的区间。在实现中，我们会将不同的区间使用启发式方法加以排序，在时间允许的情况下，对每一种离散的区间都做路径规划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30T17:03:30.257521506</dc:date>
    <meta:editing-duration>PT18M6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3" meta:paragraph-count="35" meta:word-count="2418" meta:character-count="2935" meta:non-whitespace-character-count="2838"/>
  </office:meta>
</office:document-meta>
</file>